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01fd" officeooo:paragraph-rsid="001201fd"/>
    </style:style>
    <style:style style:name="P2" style:family="paragraph" style:parent-style-name="Standard">
      <style:text-properties officeooo:rsid="001215a8" officeooo:paragraph-rsid="001215a8"/>
    </style:style>
    <style:style style:name="P3" style:family="paragraph" style:parent-style-name="Standard">
      <style:text-properties style:text-underline-style="solid" style:text-underline-width="auto" style:text-underline-color="font-color" officeooo:rsid="001215a8" officeooo:paragraph-rsid="001215a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3c5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 host gép hálózati kártyájának IP címe</text:span><text:span text:style-name="T2"> : 192.168.0.105</text:span></text:p>
      <text:p text:style-name="P1"><text:span text:style-name="T1">Az ubuntu MAC címe</text:span><text:span text:style-name="T2"> : 08:00:27:C1:4B:FF</text:span></text:p>
      <text:p text:style-name="P1"><text:span text:style-name="T1">A hostgép IP címe</text:span> : 192.168.2.152/22</text:p>
      <text:p text:style-name="P3">Az ansible verziójának száma<text:span text:style-name="T2"> : </text:span><text:span text:style-name="T3">2.5.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09:29:48.805198836</meta:creation-date>
    <dc:date>2018-05-31T10:43:25.306592673</dc:date>
    <meta:editing-duration>PT42M36S</meta:editing-duration>
    <meta:editing-cycles>1</meta:editing-cycles>
    <meta:document-statistic meta:table-count="0" meta:image-count="0" meta:object-count="0" meta:page-count="1" meta:paragraph-count="4" meta:word-count="27" meta:character-count="165" meta:non-whitespace-character-count="142"/>
    <meta:generator>LibreOffice/5.1.6.2$Linux_X86_64 LibreOffice_project/10m0$Build-2</meta:generator>
  </office:meta>
</office:document-meta>
</file>